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paragraph-rsid="00191477"/>
    </style:style>
    <style:style style:name="T1" style:family="text">
      <style:text-properties officeooo:rsid="00166e0d"/>
    </style:style>
    <style:style style:name="T2" style:family="text">
      <style:text-properties officeooo:rsid="001697d3"/>
    </style:style>
    <style:style style:name="T3" style:family="text">
      <style:text-properties officeooo:rsid="001914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d9a0076-7fff-3895-01ca-bedeb6895f5f"/>Investigación sobre autoconfianza, autoestima. </text:p>
      <text:p text:style-name="P1"/>
      <text:p text:style-name="P1"/>
      <text:p text:style-name="P1"/>
      <text:p text:style-name="Standard"/>
      <text:p text:style-name="P3"><text:span text:style-name="T1">Uno de los impulsos fundamentales de los humanos ha sido el mantenimiento y mejora de la autoestima </text:span><text:span text:style-name="T3">y autoconfianza,</text:span><text:span text:style-name="T1"> y durante la historia se <text:s/>ha enfatizado el rol que tiene esta sobre la motivación, afecto e interacciones sociales. <text:s/></text:span><text:reference-mark-start text:name="ZOTERO_ITEM CSL_CITATION {&quot;citationID&quot;:&quot;Lp7BtYTs&quot;,&quot;properties&quot;:{&quot;formattedCitation&quot;:&quot;(Benabou &amp; Tirole, 2002)&quot;,&quot;plainCitation&quot;:&quot;(Benabou &amp; Tirole, 2002)&quot;,&quot;noteIndex&quot;:0},&quot;citationItems&quot;:[{&quot;id&quot;:3,&quot;uris&quot;:[&quot;http://zotero.org/users/local/2L7slZni/items/QCVAVLCV&quot;],&quot;uri&quot;:[&quot;http://zotero.org/users/local/2L7slZni/items/QCVAVLCV&quot;],&quot;itemData&quot;:{&quot;id&quot;:3,&quot;type&quot;:&quot;article-journal&quot;,&quot;container-title&quot;:&quot;The Quarterly Journal of Economics&quot;,&quot;DOI&quot;:&quot;10.1162/003355302760193913&quot;,&quot;ISSN&quot;:&quot;0033-5533, 1531-4650&quot;,&quot;issue&quot;:&quot;3&quot;,&quot;journalAbbreviation&quot;:&quot;The Quarterly Journal of Economics&quot;,&quot;language&quot;:&quot;en&quot;,&quot;page&quot;:&quot;871-915&quot;,&quot;source&quot;:&quot;DOI.org (Crossref)&quot;,&quot;title&quot;:&quot;Self-Confidence and Personal Motivation&quot;,&quot;volume&quot;:&quot;117&quot;,&quot;author&quot;:[{&quot;family&quot;:&quot;Benabou&quot;,&quot;given&quot;:&quot;R.&quot;},{&quot;family&quot;:&quot;Tirole&quot;,&quot;given&quot;:&quot;J.&quot;}],&quot;issued&quot;:{&quot;date-parts&quot;:[[&quot;2002&quot;,8,1]]}}}],&quot;schema&quot;:&quot;https://github.com/citation-style-language/schema/raw/master/csl-citation.json&quot;} RND0AwuMUNanW"/>(Benabou &amp; Tirole, 2002) . <text:reference-mark-end text:name="ZOTERO_ITEM CSL_CITATION {&quot;citationID&quot;:&quot;Lp7BtYTs&quot;,&quot;properties&quot;:{&quot;formattedCitation&quot;:&quot;(Benabou &amp; Tirole, 2002)&quot;,&quot;plainCitation&quot;:&quot;(Benabou &amp; Tirole, 2002)&quot;,&quot;noteIndex&quot;:0},&quot;citationItems&quot;:[{&quot;id&quot;:3,&quot;uris&quot;:[&quot;http://zotero.org/users/local/2L7slZni/items/QCVAVLCV&quot;],&quot;uri&quot;:[&quot;http://zotero.org/users/local/2L7slZni/items/QCVAVLCV&quot;],&quot;itemData&quot;:{&quot;id&quot;:3,&quot;type&quot;:&quot;article-journal&quot;,&quot;container-title&quot;:&quot;The Quarterly Journal of Economics&quot;,&quot;DOI&quot;:&quot;10.1162/003355302760193913&quot;,&quot;ISSN&quot;:&quot;0033-5533, 1531-4650&quot;,&quot;issue&quot;:&quot;3&quot;,&quot;journalAbbreviation&quot;:&quot;The Quarterly Journal of Economics&quot;,&quot;language&quot;:&quot;en&quot;,&quot;page&quot;:&quot;871-915&quot;,&quot;source&quot;:&quot;DOI.org (Crossref)&quot;,&quot;title&quot;:&quot;Self-Confidence and Personal Motivation&quot;,&quot;volume&quot;:&quot;117&quot;,&quot;author&quot;:[{&quot;family&quot;:&quot;Benabou&quot;,&quot;given&quot;:&quot;R.&quot;},{&quot;family&quot;:&quot;Tirole&quot;,&quot;given&quot;:&quot;J.&quot;}],&quot;issued&quot;:{&quot;date-parts&quot;:[[&quot;2002&quot;,8,1]]}}}],&quot;schema&quot;:&quot;https://github.com/citation-style-language/schema/raw/master/csl-citation.json&quot;} RND0AwuMUNanW"/><text:s/><text:span text:style-name="T2">Además, también se ve relacionada con desempeño en tareas con respuestas correctas y la seguridad que las personas tienen sobre estas respuestas </text:span><text:reference-mark-start text:name="ZOTERO_ITEM CSL_CITATION {&quot;citationID&quot;:&quot;bvpNgZFG&quot;,&quot;properties&quot;:{&quot;formattedCitation&quot;:&quot;(Kleitman &amp; Stankov, 2007)&quot;,&quot;plainCitation&quot;:&quot;(Kleitman &amp; Stankov, 2007)&quot;,&quot;noteIndex&quot;:0},&quot;citationItems&quot;:[{&quot;id&quot;:5,&quot;uris&quot;:[&quot;http://zotero.org/users/local/2L7slZni/items/3NU2Y25B&quot;],&quot;uri&quot;:[&quot;http://zotero.org/users/local/2L7slZni/items/3NU2Y25B&quot;],&quot;itemData&quot;:{&quot;id&quot;:5,&quot;type&quot;:&quot;article-journal&quot;,&quot;container-title&quot;:&quot;Learning and Individual Differences&quot;,&quot;DOI&quot;:&quot;10.1016/j.lindif.2007.03.004&quot;,&quot;ISSN&quot;:&quot;10416080&quot;,&quot;issue&quot;:&quot;2&quot;,&quot;journalAbbreviation&quot;:&quot;Learning and Individual Differences&quot;,&quot;language&quot;:&quot;en&quot;,&quot;page&quot;:&quot;161-173&quot;,&quot;source&quot;:&quot;DOI.org (Crossref)&quot;,&quot;title&quot;:&quot;Self-confidence and metacognitive processes&quot;,&quot;volume&quot;:&quot;17&quot;,&quot;author&quot;:[{&quot;family&quot;:&quot;Kleitman&quot;,&quot;given&quot;:&quot;Sabina&quot;},{&quot;family&quot;:&quot;Stankov&quot;,&quot;given&quot;:&quot;Lazar&quot;}],&quot;issued&quot;:{&quot;date-parts&quot;:[[&quot;2007&quot;,4]]}}}],&quot;schema&quot;:&quot;https://github.com/citation-style-language/schema/raw/master/csl-citation.json&quot;} RND6CXjrbL13M"/><text:span text:style-name="T2">(Kleitman &amp; Stankov, 2007)</text:span><text:reference-mark-end text:name="ZOTERO_ITEM CSL_CITATION {&quot;citationID&quot;:&quot;bvpNgZFG&quot;,&quot;properties&quot;:{&quot;formattedCitation&quot;:&quot;(Kleitman &amp; Stankov, 2007)&quot;,&quot;plainCitation&quot;:&quot;(Kleitman &amp; Stankov, 2007)&quot;,&quot;noteIndex&quot;:0},&quot;citationItems&quot;:[{&quot;id&quot;:5,&quot;uris&quot;:[&quot;http://zotero.org/users/local/2L7slZni/items/3NU2Y25B&quot;],&quot;uri&quot;:[&quot;http://zotero.org/users/local/2L7slZni/items/3NU2Y25B&quot;],&quot;itemData&quot;:{&quot;id&quot;:5,&quot;type&quot;:&quot;article-journal&quot;,&quot;container-title&quot;:&quot;Learning and Individual Differences&quot;,&quot;DOI&quot;:&quot;10.1016/j.lindif.2007.03.004&quot;,&quot;ISSN&quot;:&quot;10416080&quot;,&quot;issue&quot;:&quot;2&quot;,&quot;journalAbbreviation&quot;:&quot;Learning and Individual Differences&quot;,&quot;language&quot;:&quot;en&quot;,&quot;page&quot;:&quot;161-173&quot;,&quot;source&quot;:&quot;DOI.org (Crossref)&quot;,&quot;title&quot;:&quot;Self-confidence and metacognitive processes&quot;,&quot;volume&quot;:&quot;17&quot;,&quot;author&quot;:[{&quot;family&quot;:&quot;Kleitman&quot;,&quot;given&quot;:&quot;Sabina&quot;},{&quot;family&quot;:&quot;Stankov&quot;,&quot;given&quot;:&quot;Lazar&quot;}],&quot;issued&quot;:{&quot;date-parts&quot;:[[&quot;2007&quot;,4]]}}}],&quot;schema&quot;:&quot;https://github.com/citation-style-language/schema/raw/master/csl-citation.json&quot;} RND6CXjrbL13M"/>. </text:p>
      <text:p text:style-name="P3"/>
      <text:p text:style-name="Standard"><text:span text:style-name="T3">Un ejemplo de cómo la autoconfianza afecta a las personas es en el ámbito de los deportes. Según Kleitman y Stankov (2007). 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4:44:27.531047109</meta:creation-date>
    <dc:date>2020-04-04T16:24:07.601849351</dc:date>
    <meta:editing-duration>PT19M2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3" meta:word-count="95" meta:character-count="607" meta:non-whitespace-character-count="508"/>
    <meta:user-defined meta:name="ZOTERO_PREF_1">&lt;data data-version="3" zotero-version="5.0.85"&gt;&lt;session id="fbj08Kob"/&gt;&lt;style id="http://www.zotero.org/styles/apa" locale="es-MX" hasBibliography="1" bibliographyStyleHasBeenSet="0"/&gt;&lt;prefs&gt;&lt;pref name="fieldType" value="ReferenceMark"/&gt;&lt;pref name="automa</meta:user-defined>
    <meta:user-defined meta:name="ZOTERO_PREF_2">ticJournalAbbreviations" value="true"/&gt;&lt;/prefs&gt;&lt;/data&gt;</meta:user-defined>
  </office:meta>
</office:document-meta>
</file>